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7292in" fo:margin-left="1.0451in" table:align="left"/>
    </style:style>
    <style:style style:name="Table1.A" style:family="table-column">
      <style:table-column-properties style:column-width="4.7292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3.9542in" fo:margin-left="1.3715in" table:align="left"/>
    </style:style>
    <style:style style:name="Table2.A" style:family="table-column">
      <style:table-column-properties style:column-width="3.9542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95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7403in" fo:margin-left="1.4701in" table:align="left"/>
    </style:style>
    <style:style style:name="Table3.A" style:family="table-column">
      <style:table-column-properties style:column-width="3.7403in"/>
    </style:style>
    <style:style style:name="Table3.1" style:family="table-row">
      <style:table-row-properties style:min-row-height="0.1674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736in" style:use-optimal-row-height="false"/>
    </style:style>
    <style:style style:name="Table3.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fo:orphans="0" fo:widows="0"/>
      <style:text-properties fo:font-size="16pt" fo:font-weight="bold" style:font-size-asian="16pt" style:font-weight-asian="bold" style:font-size-complex="16pt"/>
    </style:style>
    <style:style style:name="P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8"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0" style:family="paragraph" style:parent-style-name="Standard">
      <style:paragraph-properties fo:margin-left="0.5in" fo:line-height="100%" fo:orphans="0" fo:widows="0">
        <style:tab-stops/>
      </style:paragraph-properties>
      <style:text-properties style:font-name="Consolas" fo:font-size="12pt" style:font-name-asian="Consolas" style:font-size-asian="12pt" style:font-name-complex="Consolas" style:font-size-complex="12pt"/>
    </style:style>
    <style:style style:name="P11" style:family="paragraph" style:parent-style-name="Standard">
      <style:paragraph-properties fo:margin-left="0.5in" fo:line-height="100%"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2" style:family="paragraph" style:parent-style-name="Standard">
      <style:paragraph-properties fo:margin-left="0.5in" fo:line-height="100%" fo:orphans="0" fo:widows="0">
        <style:tab-stops/>
      </style:paragraph-properties>
      <style:text-properties style:font-name="Verdana" fo:font-size="12pt" fo:language="en" fo:country="US" style:font-name-asian="Verdana" style:font-size-asian="12pt" style:font-name-complex="Verdana" style:font-size-complex="12pt"/>
    </style:style>
    <style:style style:name="P13" style:family="paragraph" style:parent-style-name="Standard">
      <style:paragraph-properties fo:margin-left="0.5in" fo:line-height="100%" fo:text-align="justify" style:justify-single-word="false" fo:orphans="0" fo:widows="0">
        <style:tab-stops/>
      </style:paragraph-properties>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8" style:family="paragraph" style:parent-style-name="Standard">
      <style:paragraph-properties fo:margin-left="0.5in" fo:line-height="100%" fo:text-align="justify" style:justify-single-word="false" fo:orphans="0" fo:widows="0">
        <style:tab-stops/>
      </style:paragraph-properties>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text-align="justify" style:justify-single-word="false" fo:orphans="0" fo:widows="0" fo:text-indent="0.5in" style:auto-text-indent="false"/>
    </style:style>
    <style:style style:name="P20"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1" style:family="paragraph" style:parent-style-name="Standard">
      <style:paragraph-properties fo:line-height="100%" fo:text-align="justify" style:justify-single-word="false" fo:orphans="0" fo:widows="0" fo:text-indent="0.5in" style:auto-text-indent="false"/>
      <style:text-properties officeooo:paragraph-rsid="001e93c5"/>
    </style:style>
    <style:style style:name="P22" style:family="paragraph" style:parent-style-name="Standard">
      <style:paragraph-properties fo:text-align="justify" style:justify-single-word="false" fo:text-indent="0.5in" style:auto-text-indent="false"/>
    </style:style>
    <style:style style:name="P23"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5" style:family="paragraph" style:parent-style-name="Standard">
      <style:paragraph-properties fo:text-align="justify" style:justify-single-word="false" fo:text-indent="0.5in" style:auto-text-indent="false" fo:break-before="page"/>
      <style:text-properties style:font-name="Verdana" fo:font-size="12pt" fo:font-weight="bold" style:font-name-asian="Verdana" style:font-size-asian="12pt" style:font-weight-asian="bold" style:font-name-complex="Verdana" style:font-size-complex="12pt"/>
    </style:style>
    <style:style style:name="P26" style:family="paragraph" style:parent-style-name="Standard">
      <style:paragraph-properties fo:text-align="center" style:justify-single-word="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text-align="center" style:justify-single-word="false"/>
      <style:text-properties style:font-name="Consolas" fo:font-size="12pt" style:font-name-asian="Consolas" style:font-size-asian="12pt" style:font-name-complex="Consolas" style:font-size-complex="12pt"/>
    </style:style>
    <style:style style:name="P30" style:family="paragraph" style:parent-style-name="Standard">
      <style:paragraph-properties fo:text-align="center" style:justify-single-word="false"/>
      <style:text-properties fo:color="#444444" loext:opacity="100%" fo:font-size="12pt" fo:background-color="#ffffff" style:font-size-asian="12pt" style:font-size-complex="12pt"/>
    </style:style>
    <style:style style:name="P31"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2" style:family="paragraph" style:parent-style-name="Standard">
      <style:paragraph-properties fo:text-align="justify" style:justify-single-word="false" fo:text-indent="0.5in" style:auto-text-indent="false"/>
      <style:text-properties style:font-name="Verdana" fo:font-size="12pt" fo:language="en" fo:country="US" fo:font-weight="bold" style:font-name-asian="Verdana" style:font-size-asian="12pt" style:font-weight-asian="bold" style:font-name-complex="Verdana" style:font-size-complex="12pt"/>
    </style:style>
    <style:style style:name="P33" style:family="paragraph" style:parent-style-name="Normal">
      <style:paragraph-properties fo:margin-left="0.1972in" fo:text-align="center" style:justify-single-word="false">
        <style:tab-stops/>
      </style:paragraph-properties>
    </style:style>
    <style:style style:name="P34"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style>
    <style:style style:name="P35" style:family="paragraph" style:parent-style-name="Normal">
      <style:paragraph-properties fo:text-align="justify" style:justify-single-word="false" fo:text-indent="0.5in" style:auto-text-indent="false"/>
    </style:style>
    <style:style style:name="P36" style:family="paragraph" style:parent-style-name="Standard">
      <style:paragraph-properties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37" style:family="paragraph" style:parent-style-name="Standard">
      <style:paragraph-properties fo:text-align="justify" style:justify-single-word="false" fo:orphans="0" fo:widows="0"/>
    </style:style>
    <style:style style:name="P38" style:family="paragraph" style:parent-style-name="Standard">
      <style:paragraph-properties fo:text-align="justify" style:justify-single-word="false" fo:orphans="0" fo:widows="0"/>
      <style:text-properties style:font-name="Verdana" fo:font-size="12pt" fo:language="en" fo:country="US" fo:font-weight="bold" style:font-name-asian="Verdana" style:font-size-asian="12pt" style:font-weight-asian="bold" style:font-name-complex="Verdana" style:font-size-complex="12pt"/>
    </style:style>
    <style:style style:name="P39"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40"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41"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T1" style:family="text">
      <style:text-properties style:font-name="Consolas" fo:font-size="12pt" fo:language="en" fo:country="US" style:font-name-asian="Consolas" style:font-size-asian="12pt" style:font-name-complex="Consolas" style:font-size-complex="12pt"/>
    </style:style>
    <style:style style:name="T2"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 style:family="text">
      <style:text-properties officeooo:rsid="001d92a6"/>
    </style:style>
    <style:style style:name="T4" style:family="text">
      <style:text-properties style:font-name="Verdana" fo:font-size="12pt" fo:language="en" fo:country="US" style:font-name-asian="Verdana" style:font-size-asian="12pt" style:font-name-complex="Verdana" style:font-size-complex="12pt"/>
    </style:style>
    <style:style style:name="T5" style:family="text">
      <style:text-properties style:font-name="Verdana" fo:font-size="12pt" style:font-name-asian="Verdana" style:font-size-asian="12pt" style:font-name-complex="Verdana"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Verdana" fo:font-size="12pt" fo:font-style="italic" style:font-name-asian="Verdana" style:font-size-asian="12pt" style:font-style-asian="italic" style:font-name-complex="Verdana" style:font-size-complex="12pt"/>
    </style:style>
    <style:style style:name="T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9" style:family="text">
      <style:text-properties style:font-name="Verdana" fo:font-size="12pt" officeooo:rsid="001e93c5" style:font-name-asian="Verdana" style:font-size-asian="12pt" style:font-name-complex="Verdana" style:font-size-complex="12pt"/>
    </style:style>
    <style:style style:name="T10" style:family="text">
      <style:text-properties fo:color="#999999" loext:opacity="100%" style:font-name="Consolas" fo:font-size="12pt" fo:language="en" fo:country="US" style:font-name-asian="Consolas" style:font-size-asian="12pt" style:font-name-complex="Consolas" style:font-size-complex="12pt"/>
    </style:style>
    <style:style style:name="T11" style:family="text">
      <style:text-properties fo:color="#674ea7" loext:opacity="100%" style:font-name="Consolas" fo:font-size="12pt" fo:language="en" fo:country="US" style:font-name-asian="Consolas" style:font-size-asian="12pt" style:font-name-complex="Consolas" style:font-size-complex="12pt"/>
    </style:style>
    <style:style style:name="T12" style:family="text">
      <style:text-properties fo:color="#38761d" loext:opacity="100%" style:font-name="Consolas" fo:font-size="12pt" fo:language="en" fo:country="US" style:font-name-asian="Consolas" style:font-size-asian="12pt" style:font-name-complex="Consolas" style:font-size-complex="12pt"/>
    </style:style>
    <style:style style:name="T13" style:family="text">
      <style:text-properties officeooo:rsid="0021522b"/>
    </style:style>
    <style:style style:name="T14" style:family="text">
      <style:text-properties officeooo:rsid="0021615c"/>
    </style:style>
    <style:style style:name="T15" style:family="text">
      <style:text-properties fo:color="#444444" loext:opacity="100%" fo:font-size="12pt" fo:background-color="#ffffff" loext:char-shading-value="0" style:font-size-asian="12pt" style:font-size-complex="12pt" style:language-complex="bo" style:country-complex="CN"/>
    </style:style>
    <style:style style:name="T16" style:family="text">
      <style:text-properties fo:color="#444444" loext:opacity="100%" fo:font-size="12pt" fo:background-color="#ffffff" loext:char-shading-value="0" style:font-size-asian="12pt" style:font-size-complex="12pt" style:language-complex="kn" style:country-complex="IN"/>
    </style:style>
    <style:style style:name="T17" style:family="text">
      <style:text-properties fo:color="#444444" loext:opacity="100%" fo:font-size="12pt" fo:background-color="#ffffff" loext:char-shading-value="0" style:font-size-asian="12pt" style:font-size-complex="12pt"/>
    </style:style>
    <style:style style:name="T18" style:family="text">
      <style:text-properties style:font-name="Calibri" style:font-name-asian="Times New Roman" style:font-name-complex="Times New Roman"/>
    </style:style>
    <style:style style:name="T19" style:family="text">
      <style:text-properties style:font-name="Verdana" fo:font-size="12pt" style:font-name-asian="Verdana" style:font-size-asian="12pt" style:font-name-complex="Verdana"/>
    </style:style>
    <style:style style:name="T20" style:family="text">
      <style:text-properties style:font-name="Verdana" fo:font-size="12pt" fo:font-weight="bold" style:font-name-asian="Verdana" style:font-size-asian="12pt" style:font-weight-asian="bold" style:font-name-complex="Verdana" style:font-size-complex="12pt"/>
    </style:style>
    <style:style style:name="T21" style:family="text">
      <style:text-properties style:font-name="Verdana" fo:font-size="12pt" fo:language="en" fo:country="US" fo:font-weight="bold" style:font-name-asian="Verdana" style:font-size-asian="12pt" style:font-weight-asian="bold" style:font-name-complex="Verdana" style:font-size-complex="12pt"/>
    </style:style>
    <style:style style:name="fr1" style:family="graphic" style:parent-style-name="OLE">
      <style:graphic-properties style:vertical-pos="middle" style:vertical-rel="baseline" draw:ole-draw-aspect="1"/>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5in" draw:visible-area-height="1.9685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4 – Input, Temporização e Câmera</text:p>
      <text:p text:style-name="P2"/>
      <text:p text:style-name="P3">1. InputManager: Abstraindo os SDL_Events</text:p>
      <text:p text:style-name="P3"/>
      <table:table table:name="Table1" table:style-name="Table1">
        <table:table-column table:style-name="Table1.A"/>
        <table:table-row table:style-name="Table1.1">
          <table:table-cell table:style-name="Table1.A1" office:value-type="string">
            <text:p text:style-name="P4">InputManager</text:p>
          </table:table-cell>
        </table:table-row>
        <table:table-row table:style-name="Table1.2">
          <table:table-cell table:style-name="Table1.A2" office:value-type="string">
            <text:p text:style-name="P5"/>
            <text:p text:style-name="P5">+ Update <text:s text:c="7"/>() : void</text:p>
            <text:p text:style-name="P5"/>
            <text:p text:style-name="P5">+ KeyPress <text:s text:c="5"/>(key : int) : bool</text:p>
            <text:p text:style-name="P5">+ KeyRelease <text:s text:c="3"/>(key : int) : bool</text:p>
            <text:p text:style-name="P5">+ IsKeyDown <text:s text:c="4"/>(key : int) : bool</text:p>
            <text:p text:style-name="P5"/>
            <text:p text:style-name="P5">+ MousePress <text:s text:c="3"/>(button : int) : bool</text:p>
            <text:p text:style-name="P5">+ MouseRelease <text:s/>(button : int) : bool</text:p>
            <text:p text:style-name="P5">+ IsMouseDown <text:s text:c="2"/>(button : int) : bool</text:p>
            <text:p text:style-name="P5"/>
            <text:p text:style-name="P5">+ GetMouseX <text:s text:c="4"/>() : int</text:p>
            <text:p text:style-name="P5">+ GetMouseY <text:s text:c="4"/>() : int</text:p>
            <text:p text:style-name="P5"/>
            <text:p text:style-name="P5">+ QuitRequested () : bool</text:p>
            <text:p text:style-name="P5"/>
            <text:p text:style-name="P6"><text:span text:style-name="Default_20_Paragraph_20_Font"><text:span text:style-name="T1">+ </text:span></text:span><text:span text:style-name="Default_20_Paragraph_20_Font"><text:span text:style-name="T2">GetInstance <text:s text:c="2"/>() : InputManager&amp;</text:span></text:span></text:p>
            <text:p text:style-name="P5"/>
            <text:p text:style-name="P7">- InputManager <text:s/>()</text:p>
            <text:p text:style-name="P7">- ~InputManager ()</text:p>
            <text:p text:style-name="P7"/>
          </table:table-cell>
        </table:table-row>
        <table:table-row table:style-name="Table1.2">
          <table:table-cell table:style-name="Table1.A3" office:value-type="string">
            <text:p text:style-name="P5"/>
            <text:p text:style-name="P5">- mouseState : bool[6]</text:p>
            <text:p text:style-name="P5">- mouseUpdate : int[6]</text:p>
            <text:p text:style-name="P5"/>
            <text:p text:style-name="P5">- keyState : ler abaixo</text:p>
            <text:p text:style-name="P5">- keyUpdate : ler abaixo</text:p>
            <text:p text:style-name="P5"/>
            <text:p text:style-name="P5">- quitRequested : bool</text:p>
            <text:p text:style-name="P5"/>
            <text:p text:style-name="P5">- updateCounter : int</text:p>
            <text:p text:style-name="P5"/>
            <text:p text:style-name="P7">- mouseX : int</text:p>
            <text:p text:style-name="P7">- mouseY : int</text:p>
            <text:p text:style-name="P7"/>
          </table:table-cell>
        </table:table-row>
      </table:table>
      <text:p text:style-name="P8"/>
      <text:p text:style-name="P9"><text:span text:style-name="T3">Ao invés de cada classe gerenciar a input do jogador independentemente, é</text:span> preferível que haja uma parte na sua engine que leia o estado do input do jogo a cada frame, e que possa ser consultado por <text:soft-page-break/>interessados. InputManager cumpre essa função: Ele é um singleton que lê a pilha de eventos sempre que seu método Update é chamado (no início de cada frame).</text:p>
      <text:p text:style-name="P9"/>
      <text:p text:style-name="P9">Cada mudança no estado de uma tecla ou botão do mouse é registrada no array e na tabela contidos na classe. Como a SDL indexa botões do mouse de 1 a 5, não é necessário nada além de um array simples para fazermos acesso direto.</text:p>
      <text:p text:style-name="P9"/>
      <text:p text:style-name="P9">No entanto, para as teclas, os valores de SDL_Keycodes (a enum da SDL que se refere às teclas) estão um pouco mais espalhadas. Teclas cujos valores tem um caracter correspondente tem keycodes no range 0x0 até 0x7F, igual ao valor na tabela ASCII.</text:p>
      <text:p text:style-name="P9"/>
      <text:p text:style-name="P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9"/>
      <text:p text:style-name="P9">Se essa solução não soar agradável (entendo perfeitamente), você pode usar a solução que a documentação da SDL propõe, isto é, usar uma tabela de hash. Dessa forma, nenhum ajuste precisa ser feito, basta acessar direto o valor na tabela. O código feito corretamente dessa forma fica mais limpo.</text:p>
      <text:p text:style-name="P9"/>
      <text:p text:style-name="P9">O problema é que você precisa conhecer como a unordered_map funciona para garantir que o programa é bug-free. Especificamente, como o par emplace/find e o operator[] funcionam.</text:p>
      <text:p text:style-name="P9"/>
      <text:p text:style-name="P9">Dependendo da sua escolha, os membros serão:</text:p>
      <text:p text:style-name="P9"/>
      <text:p text:style-name="P10">- keyState : bool[416] <text:s text:c="2"/>(0x7F + 0x11A, os tamanhos dos blocos)</text:p>
      <text:p text:style-name="P11">- keyUpdate : int[416]</text:p>
      <text:p text:style-name="P11"/>
      <text:p text:style-name="P12">ou:</text:p>
      <text:p text:style-name="P12"/>
      <text:p text:style-name="P11">- keyState : std::unordered_map&lt;int, bool&gt;</text:p>
      <text:p text:style-name="P11">- keyUpdate : std::unordered_map&lt;int, int&gt;</text:p>
      <text:p text:style-name="P13"><text:soft-page-break/></text:p>
      <text:p text:style-name="P14"><text:span text:style-name="Default_20_Paragraph_20_Font"><text:span text:style-name="T4"><text:tab/></text:span></text:span><text:span text:style-name="Default_20_Paragraph_20_Font"><text:span text:style-name="T5">Agora, você pode estar se perguntando por que manter dois vetores para guardar o estado dos botões. De verdade, apenas </text:span></text:span><text:span text:style-name="Default_20_Paragraph_20_Font"><text:span text:style-name="T6">keyState</text:span></text:span><text:span text:style-name="Default_20_Paragraph_20_Font"><text:span text:style-name="T5"> e </text:span></text:span><text:span text:style-name="Default_20_Paragraph_20_Font"><text:span text:style-name="T6">mouseState</text:span></text:span><text:span text:style-name="Default_20_Paragraph_20_Font"><text:span text:style-name="T5"> guardam estado - true se o botão está pressionado, false caso contrário. Os vetores de Update, no entanto, guardam uma informação importante - quando o último pressionamento ou soltura ocorreu.</text:span></text:span></text:p>
      <text:p text:style-name="P15"/>
      <text:p text:style-name="P14"><text:span text:style-name="Default_20_Paragraph_20_Font"><text:span text:style-name="T6"><text:tab/></text:span></text:span><text:span text:style-name="Default_20_Paragraph_20_Font"><text:span text:style-name="T5">Quando falamos de controles em jogos, há uma grande diferença entre uma tecla </text:span></text:span><text:span text:style-name="Default_20_Paragraph_20_Font"><text:span text:style-name="T7">ser pressionada</text:span></text:span><text:span text:style-name="Default_20_Paragraph_20_Font"><text:span text:style-name="T5"> e </text:span></text:span><text:span text:style-name="Default_20_Paragraph_20_Font"><text:span text:style-name="T7">estar pressionada</text:span></text:span><text:span text:style-name="Default_20_Paragraph_20_Font"><text:span text:style-name="T5">. O primeiro se trata de um único frame, o segundo é verdadeiro em qualquer frame desde o pressionamento até a soltura. Algumas ações no jogo só são executadas no frame de pressionamento, e o seu InputManager precisa saber distinguir.</text:span></text:span></text:p>
      <text:p text:style-name="P15"/>
      <text:p text:style-name="P6"><text:span text:style-name="Default_20_Paragraph_20_Font"><text:span text:style-name="T6">&gt; </text:span></text:span><text:span text:style-name="Default_20_Paragraph_20_Font"><text:span text:style-name="T8">GetInstance () : InputManager&amp;</text:span></text:span></text:p>
      <text:p text:style-name="P7"/>
      <text:p text:style-name="P14"><text:span text:style-name="Default_20_Paragraph_20_Font"><text:span text:style-name="T6"><text:tab/></text:span></text:span><text:span text:style-name="Default_20_Paragraph_20_Font"><text:span text:style-name="T5">Usaremos um pequeno truque para administrar a nossa instância singleton. Ao invés de dar um new InputManager na primeira vez que a função é chamada, declare dentro dela uma variável InputManager estática. Você pode então simplesmente retorná-la. Isso se chama </text:span></text:span><text:span text:style-name="Default_20_Paragraph_20_Font"><text:span text:style-name="T7">Meyers’ Singleton</text:span></text:span><text:span text:style-name="Default_20_Paragraph_20_Font"><text:span text:style-name="T5">.</text:span></text:span></text:p>
      <text:p text:style-name="P16"/>
      <text:p text:style-name="P7">&gt; InputManager ()</text:p>
      <text:p text:style-name="P7"/>
      <text:p text:style-name="P14"><text:span text:style-name="Default_20_Paragraph_20_Font"><text:span text:style-name="T6"><text:tab/></text:span></text:span><text:span text:style-name="Default_20_Paragraph_20_Font"><text:span text:style-name="T5">O construtor deve inicializar os arrays de estado e update do mouse. Se você estiver usando vetores para as teclas, faça o mesmo para eles. Já as tabelas de hash não precisam (nem devem) ser inicializadas. Lembre-se também das outras variáveis da classe (updateCounter, quitRequested e mouse)</text:span></text:span></text:p>
      <text:p text:style-name="P16"/>
      <text:p text:style-name="P7">&gt; Update () : void</text:p>
      <text:p text:style-name="P7"/>
      <text:p text:style-name="P17"><text:tab/>Fazemos uso da função SDL_PollEvent, uma função que recebe um ponteiro para uma variável do tipo SDL_Event. Se houver um evento ainda a ser processado, ela retorna true e o grava na variável de evento. Se não, retorna false.</text:p>
      <text:p text:style-name="P17"/>
      <text:p text:style-name="P14"><text:span text:style-name="Default_20_Paragraph_20_Font"><text:span text:style-name="T5"><text:tab/>SDL_Event é uma union. Assim, antes de tentar ler um evento, devemos identificar seu tipo usando o membro </text:span></text:span><text:span text:style-name="Default_20_Paragraph_20_Font"><text:span text:style-name="T6">event.type</text:span></text:span><text:span text:style-name="Default_20_Paragraph_20_Font"><text:span text:style-name="T5">. Há muitos tipos possíveis, por exemplo, para lidar com roda do mouse ou touch screens. Se te interessarem, consulte a documentação da SDL. No momento, estamos interessados apenas nos seguintes tipos:</text:span></text:span></text:p>
      <text:p text:style-name="P17"/>
      <text:p text:style-name="P17"><text:tab/>SDL_KEYDOWN <text:tab/><text:tab/><text:tab/>Pressionamento de tecla</text:p>
      <text:p text:style-name="P18">SDL_KEYUP <text:tab/><text:tab/><text:tab/>Uma tecla foi solta</text:p>
      <text:p text:style-name="P18">SDL_MOUSEBUTTONDOWN <text:s text:c="2"/>Pressionamento de botão do mouse</text:p>
      <text:p text:style-name="P18"><text:soft-page-break/>SDL_MOUSEBUTTONUP<text:tab/><text:tab/>Botão do mouse foi solto</text:p>
      <text:p text:style-name="P18">SDL_QUIT<text:tab/><text:tab/><text:tab/><text:tab/>Clique no X, Alt+F4, etc.</text:p>
      <text:p text:style-name="P18"/>
      <text:p text:style-name="P14"><text:span text:style-name="Default_20_Paragraph_20_Font"><text:span text:style-name="T5"><text:tab/>QUIT deve ser tratado simplesmente setando a flag quitRequested. MOUSEBUTTONDOWN e UP devem setar o botão correspondente no array de mouse buttons como true ou false. Para saber qual foi o botão pressionado, acesse </text:span></text:span><text:span text:style-name="Default_20_Paragraph_20_Font"><text:span text:style-name="T6">event.button.button</text:span></text:span><text:span text:style-name="Default_20_Paragraph_20_Font"><text:span text:style-name="T5">.</text:span></text:span></text:p>
      <text:p text:style-name="P17"/>
      <text:p text:style-name="P19"><text:span text:style-name="Default_20_Paragraph_20_Font"><text:span text:style-name="T5">Para os eventos de key, podemos saber qual o keycode via </text:span></text:span><text:span text:style-name="Default_20_Paragraph_20_Font"><text:span text:style-name="T6">event.key.keysym.sym</text:span></text:span><text:span text:style-name="Default_20_Paragraph_20_Font"><text:span text:style-name="T5">. Se você optou por usar vetores, lembre-se de fazer o ajuste em teclas no range maior. Se você optou pelo unordered_map, note que o operator[] </text:span></text:span><text:span text:style-name="Default_20_Paragraph_20_Font"><text:span text:style-name="T7">insere automaticamente elementos que não existem</text:span></text:span><text:span text:style-name="Default_20_Paragraph_20_Font"><text:span text:style-name="T5">. Última dica que eu dou… :p</text:span></text:span></text:p>
      <text:p text:style-name="P20"/>
      <text:p text:style-name="P20">Lembre-se também que, para todo evento, seja botão ou tecla, deve ocorrer o registro do valor do contador de updates do frame atual para aquela tecla.</text:p>
      <text:p text:style-name="P20"/>
      <text:p text:style-name="P21"><text:span text:style-name="Default_20_Paragraph_20_Font"><text:span text:style-name="T5">Além disso você </text:span></text:span><text:span text:style-name="Default_20_Paragraph_20_Font"><text:span text:style-name="T9">perceberá</text:span></text:span><text:span text:style-name="Default_20_Paragraph_20_Font"><text:span text:style-name="T5"> que se segurarmos a tecla, após um tempo, o programa começa a receber vários eventos SDL_KEYDOWN. Para saber se o evento é repetido, cheque o valor da flag </text:span></text:span><text:span text:style-name="Default_20_Paragraph_20_Font"><text:span text:style-name="T6">event.key.repeat</text:span></text:span><text:span text:style-name="Default_20_Paragraph_20_Font"><text:span text:style-name="T5">. Se ela for igual a 1, não registre nada sobre esse evento. Com isso, terminamos o loop.</text:span></text:span></text:p>
      <text:p text:style-name="P20"/>
      <text:p text:style-name="P20">Antes de começar o loop, em frame, temos três outras tarefas. Primeiro, obter as coordenadas atuais do mouse (SDL_GetMouseState). Segundo resetar a flag de quit. Isso pode parecer estranho, mas pense que se um evento de quit não for tratado por State no frame em que ocorreu, é porque State já tratou e resolveu não fechar o jogo (ainda), ou não se interessou.</text:p>
      <text:p text:style-name="P20"/>
      <text:p text:style-name="P20">Terceiro, devemos implementar o contador de updates. Ele será usado em</text:p>
      <text:p text:style-name="P7"/>
      <text:p text:style-name="P7">&gt; KeyPress <text:s text:c="2"/>(key : int) : bool</text:p>
      <text:p text:style-name="P5">&gt; KeyRelease (key : int) : bool</text:p>
      <text:p text:style-name="P5">&gt; IsKeyDown <text:s/>(key : int) : bool</text:p>
      <text:p text:style-name="P5">&gt; MousePress <text:s text:c="2"/>(button : int) : bool</text:p>
      <text:p text:style-name="P5">&gt; MouseRelease (button : int) : bool</text:p>
      <text:p text:style-name="P7">&gt; IsMouseDown <text:s/>(button : int) : bool</text:p>
      <text:p text:style-name="P17"/>
      <text:p text:style-name="P20">___Press e ___Release estão interessadas no pressionamento ocorrido naquele frame, e só devem retornar true nesse caso. Use os vetores ___Update e o updateCounter para saber. Is___Down retorna se o <text:soft-page-break/>botão/tecla está pressionado, independente de quando isso ocorreu.</text:p>
      <text:p text:style-name="P20"/>
      <text:p text:style-name="P20">Para quem usou vetor: Lembre-se do ajuste. Para quem usou tabela de hash: Nenhuma destas funções precisa de mais de uma linha.</text:p>
      <text:p text:style-name="P20"/>
      <text:p text:style-name="P7">&gt; GetMouseX () : int</text:p>
      <text:p text:style-name="P7">&gt; GetMouseY () : int</text:p>
      <text:p text:style-name="P7"/>
      <text:p text:style-name="P6"><text:span text:style-name="Default_20_Paragraph_20_Font"><text:span text:style-name="T6"><text:tab/></text:span></text:span><text:span text:style-name="Default_20_Paragraph_20_Font"><text:span text:style-name="T5">Retornam as coordenadas atuais do cursor.</text:span></text:span></text:p>
      <text:p text:style-name="P7"/>
      <text:p text:style-name="P7">&gt; QuitRequested (): bool</text:p>
      <text:p text:style-name="P7"/>
      <text:p text:style-name="P6"><text:span text:style-name="Default_20_Paragraph_20_Font"><text:span text:style-name="T6"><text:tab/></text:span></text:span><text:span text:style-name="Default_20_Paragraph_20_Font"><text:span text:style-name="T5">Retorna </text:span></text:span><text:span text:style-name="Default_20_Paragraph_20_Font"><text:span text:style-name="T6">quitRequested</text:span></text:span><text:span text:style-name="Default_20_Paragraph_20_Font"><text:span text:style-name="T5">.</text:span></text:span></text:p>
      <text:p text:style-name="P15"/>
      <text:p text:style-name="P9">Com a classe pronta, adicione também os #defines a seguir no header da classe. Eles servem para ocultar os nomes da SDL do seu programa e evitar um acoplamento tão forte.</text:p>
      <text:p text:style-name="P9"><text:s/></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LEFT_ARROW_KEY</text:span></text:span><text:span text:style-name="Default_20_Paragraph_20_Font"><text:span text:style-name="T1"> </text:span></text:span><text:span text:style-name="Default_20_Paragraph_20_Font"><text:span text:style-name="T12"><text:s text:c="3"/>SDLK_LEFT</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RIGHT_ARROW_KEY <text:s/></text:span></text:span><text:span text:style-name="Default_20_Paragraph_20_Font"><text:span text:style-name="T1"><text:s/></text:span></text:span><text:span text:style-name="Default_20_Paragraph_20_Font"><text:span text:style-name="T12">SDLK_RIGHT</text:span></text:span></text:p>
      <text:p text:style-name="P22"><text:span text:style-name="Default_20_Paragraph_20_Font"><text:span text:style-name="T10">#define</text:span></text:span><text:span text:style-name="Default_20_Paragraph_20_Font"><text:span text:style-name="T11"> UP_ARROW_KEY </text:span></text:span><text:span text:style-name="Default_20_Paragraph_20_Font"><text:span text:style-name="T1"><text:s text:c="5"/></text:span></text:span><text:span text:style-name="Default_20_Paragraph_20_Font"><text:span text:style-name="T12">SDLK_UP</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DOWN_ARROW_KEY</text:span></text:span><text:span text:style-name="Default_20_Paragraph_20_Font"><text:span text:style-name="T1"> <text:s text:c="3"/></text:span></text:span><text:span text:style-name="Default_20_Paragraph_20_Font"><text:span text:style-name="T12">SDLK_DOWN</text:span></text:span></text:p>
      <text:p text:style-name="P22"><text:span text:style-name="Default_20_Paragraph_20_Font"><text:span text:style-name="T10">#define</text:span></text:span><text:span text:style-name="Default_20_Paragraph_20_Font"><text:span text:style-name="T1"> </text:span></text:span><text:span text:style-name="Default_20_Paragraph_20_Font"><text:span text:style-name="T11">ESCAPE_KEY</text:span></text:span><text:span text:style-name="Default_20_Paragraph_20_Font"><text:span text:style-name="T1"> <text:s text:c="7"/></text:span></text:span><text:span text:style-name="Default_20_Paragraph_20_Font"><text:span text:style-name="T12">SDLK_ESCAPE</text:span></text:span></text:p>
      <text:p text:style-name="P22"><text:span text:style-name="Default_20_Paragraph_20_Font"><text:span text:style-name="T10">#define</text:span></text:span><text:span text:style-name="Default_20_Paragraph_20_Font"><text:span text:style-name="T12"> </text:span></text:span><text:span text:style-name="Default_20_Paragraph_20_Font"><text:span text:style-name="T11">LEFT_MOUSE_BUTTON</text:span></text:span><text:span text:style-name="Default_20_Paragraph_20_Font"><text:span text:style-name="T12"> SDL_BUTTON_LEFT</text:span></text:span></text:p>
      <text:p text:style-name="P23"/>
      <text:p text:style-name="P9">Agora, vamos integrar o InputManager ao programa. Acrescente uma chamada ao método Update em Game::Run(), logo antes da chamada ao update do estado. Feito isso, adicione os seguintes comportamentos a State::Update():</text:p>
      <text:p text:style-name="P9"/>
      <text:p text:style-name="P24"><text:tab/>- Setar a flag de quit de State se ESC for pressionado ou se o InputManager apontar evento de Quit;</text:p>
      <text:p text:style-name="P24"><text:tab/>- Se a barra de espaço for pressionada, criar <text:span text:style-name="T13">um Zombie</text:span> <text:span text:style-name="T13">na posição atual do mouse</text:span>. <text:span text:style-name="T14">Remova a parte de criação de Zombies que tinha no construtor de State.</text:span></text:p>
      <text:p text:style-name="P24"/>
      <text:p text:style-name="P24"><text:tab/>Feito isso, em <text:span text:style-name="T14">Zombie</text:span>::Update, faça ela checar por pressionamentos do botão do mouse. Caso haja um, e o cursor esteja dentro do box dela, aplique <text:span text:style-name="T14">uma quantidade arbitrária de dano. Adicione um novo Sound ao seu inimigo usando o arquivo “Recursos/audio/Hit0.wav”, e faça tocar a cada </text:span><text:soft-page-break/><text:span text:style-name="T14">chamada da função Damage()</text:span>. Agora abra o seu jogo, <text:span text:style-name="T14">crie e mate alguns Zombies, se divirta testando seu sistema de input.</text:span></text:p>
      <text:p text:style-name="P25">2. Temporização: Medindo Intervalos Entre Frames</text:p>
      <text:p text:style-name="P24"/>
      <text:p text:style-name="P24"><text:tab/>É essencial, por mais simples que seja, que uma simulação de física consiga dizer quanto tempo passou desde a última atualização. Por exemplo, para um objeto atualizar sua posição…</text:p>
      <text:p text:style-name="P24"/>
      <text:p text:style-name="P26"><draw:frame draw:style-name="fr1" draw:name="Object1" text:anchor-type="as-char" svg:width="1.7398in" style:rel-width="scale" svg:height="0.3646in" style:rel-height="scale" draw:z-index="0"><draw:object xlink:href="./Object 1" xlink:type="simple" xlink:show="embed" xlink:actuate="onLoad"/><draw:image xlink:href="./ObjectReplacements/Object 1" xlink:type="simple" xlink:show="embed" xlink:actuate="onLoad"/></draw:frame></text:p>
      <text:p text:style-name="P24"/>
      <text:p text:style-name="P24"><text:tab/>...Ele precisa saber quanto tempo se passou desde a última atualização, e é responsabilidade da engine informá-lo disso. Passar o valor é só uma questão de chamar Update(dt), mas antes, precisamos calculá-lo.</text:p>
      <text:p text:style-name="P24"/>
      <text:p text:style-name="P24"><text:tab/>Adicione os seguintes membros em Game:</text:p>
      <text:p text:style-name="P27"><text:span text:style-name="Default_20_Paragraph_20_Font"><text:span text:style-name="T5"><text:tab/></text:span></text:span><text:span text:style-name="Default_20_Paragraph_20_Font"><text:span text:style-name="T1">- frameStart : int</text:span></text:span></text:p>
      <text:p text:style-name="P28"><text:tab/>- dt : float</text:p>
      <text:p text:style-name="P28"><text:tab/>- CalculateDeltaTime () : void</text:p>
      <text:p text:style-name="P27"><text:span text:style-name="Default_20_Paragraph_20_Font"><text:span text:style-name="T1"><text:tab/></text:span></text:span><text:span text:style-name="Default_20_Paragraph_20_Font"><text:span text:style-name="T6">+ GetDeltaTime () : float</text:span></text:span></text:p>
      <text:p text:style-name="P16"/>
      <text:p text:style-name="P16">&gt; CalculateDeltaTime () : void</text:p>
      <text:p text:style-name="P16"/>
      <text:p text:style-name="P9">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
      <text:p text:style-name="P29">Uint32 SDL_GetTicks ()</text:p>
      <text:p text:style-name="P29"/>
      <text:p text:style-name="P27"><text:span text:style-name="Default_20_Paragraph_20_Font"><text:span text:style-name="T6"><text:tab/></text:span></text:span><text:span text:style-name="Default_20_Paragraph_20_Font"><text:span text:style-name="T5">No início de cada frame, </text:span></text:span><text:span text:style-name="Default_20_Paragraph_20_Font"><text:span text:style-name="T6">frameStart</text:span></text:span><text:span text:style-name="Default_20_Paragraph_20_Font"><text:span text:style-name="T5"> guarda o início do frame anterior. Atualizamos </text:span></text:span><text:span text:style-name="Default_20_Paragraph_20_Font"><text:span text:style-name="T6">frameStart</text:span></text:span><text:span text:style-name="Default_20_Paragraph_20_Font"><text:span text:style-name="T5"> e usamos o valor antigo e o novo para <text:s/>calcular dt em milissegundos. Não é o ideal, pois milissegundos são intervalos pequenos demais para se trabalhar de forma intuitiva - converta para segundos, tomando cuidado com erros de arredondamento.</text:span></text:span></text:p>
      <text:p text:style-name="P24"/>
      <text:p text:style-name="P27"><text:span text:style-name="Default_20_Paragraph_20_Font"><text:span text:style-name="T5"><text:tab/>O cálculo do dt deve ser a primeira coisa no main game loop. Lembre-se de inicializar </text:span></text:span><text:span text:style-name="Default_20_Paragraph_20_Font"><text:span text:style-name="T6">dt</text:span></text:span><text:span text:style-name="Default_20_Paragraph_20_Font"><text:span text:style-name="T5"> e </text:span></text:span><text:span text:style-name="Default_20_Paragraph_20_Font"><text:span text:style-name="T6">frameStart</text:span></text:span><text:span text:style-name="Default_20_Paragraph_20_Font"><text:span text:style-name="T5"> na classe.</text:span></text:span></text:p>
      <text:p text:style-name="P24"/>
      <text:p text:style-name="P16">&gt; GetDeltaTime () : float</text:p>
      <text:p text:style-name="P16"/>
      <text:p text:style-name="P27"><text:soft-page-break/><text:span text:style-name="Default_20_Paragraph_20_Font"><text:span text:style-name="T6"><text:tab/></text:span></text:span><text:span text:style-name="Default_20_Paragraph_20_Font"><text:span text:style-name="T5">GetDeltaTime retorna dt para entidades interessadas, incluindo State. Com esse valor em mãos, você pode atualizar os objetos do seu vetor de GameObjects. Faça isso e verá… A mesma coisa.</text:span></text:span></text:p>
      <text:p text:style-name="P24"/>
      <text:p text:style-name="P9">Suas faces lá, paradonas, olhando pra você… você olha pra elas… elas olham pra você… Não chegamos a lugar nenhum. E é nesse momento de indignação que você grita:</text:p>
      <text:p text:style-name="P24"/>
      <text:p text:style-name="P26"><text:span text:style-name="Default_20_Paragraph_20_Font"><text:span text:style-name="T5">“</text:span></text:span><text:span text:style-name="Default_20_Paragraph_20_Font"><text:span text:style-name="T7">CANSEI! Agora vou fazer TUDO mexer de uma vez!</text:span></text:span><text:span text:style-name="Default_20_Paragraph_20_Font"><text:span text:style-name="T5">” </text:span></text:span><text:span text:style-name="Default_20_Paragraph_20_Font"><text:span text:style-name="T15">༼ </text:span></text:span><text:span text:style-name="Default_20_Paragraph_20_Font"><text:span text:style-name="T16">ಠ</text:span></text:span><text:span text:style-name="Default_20_Paragraph_20_Font"><text:span text:style-name="T17">益</text:span></text:span><text:span text:style-name="Default_20_Paragraph_20_Font"><text:span text:style-name="T16">ಠ </text:span></text:span><text:span text:style-name="Default_20_Paragraph_20_Font"><text:span text:style-name="T15">༽</text:span></text:span></text:p>
      <text:p text:style-name="P30"/>
      <text:p text:style-name="P31">3. Camera: Movendo a Cena</text:p>
      <text:p text:style-name="P3"/>
      <table:table table:name="Table2" table:style-name="Table2">
        <table:table-column table:style-name="Table2.A"/>
        <table:table-row table:style-name="Table2.1">
          <table:table-cell table:style-name="Table2.A1" office:value-type="string">
            <text:p text:style-name="P4">Camera</text:p>
          </table:table-cell>
        </table:table-row>
        <table:table-row table:style-name="Table2.2">
          <table:table-cell table:style-name="Table2.A2" office:value-type="string">
            <text:p text:style-name="P5"/>
            <text:p text:style-name="P6"><text:span text:style-name="Default_20_Paragraph_20_Font"><text:span text:style-name="T1">+ </text:span></text:span><text:span text:style-name="Default_20_Paragraph_20_Font"><text:span text:style-name="T2">Follow (newFocus : GameObject*) : void</text:span></text:span></text:p>
            <text:p text:style-name="P6"><text:span text:style-name="Default_20_Paragraph_20_Font"><text:span text:style-name="T1">+ </text:span></text:span><text:span text:style-name="Default_20_Paragraph_20_Font"><text:span text:style-name="T2">Unfollow () : void</text:span></text:span></text:p>
            <text:p text:style-name="P6"><text:span text:style-name="Default_20_Paragraph_20_Font"><text:span text:style-name="T6">+ </text:span></text:span><text:span text:style-name="Default_20_Paragraph_20_Font"><text:span text:style-name="T8">Update (dt : float) : void</text:span></text:span></text:p>
            <text:p text:style-name="P7"/>
          </table:table-cell>
        </table:table-row>
        <table:table-row table:style-name="Table2.3">
          <table:table-cell table:style-name="Table2.A3" office:value-type="string">
            <text:p text:style-name="P5"/>
            <text:p text:style-name="P6"><text:span text:style-name="Default_20_Paragraph_20_Font"><text:span text:style-name="T1">+ </text:span></text:span><text:span text:style-name="Default_20_Paragraph_20_Font"><text:span text:style-name="T2">pos : Vec2</text:span></text:span></text:p>
            <text:p text:style-name="P6"><text:span text:style-name="Default_20_Paragraph_20_Font"><text:span text:style-name="T1">+ </text:span></text:span><text:span text:style-name="Default_20_Paragraph_20_Font"><text:span text:style-name="T2">speed : Vec2</text:span></text:span></text:p>
            <text:p text:style-name="P6"><text:span text:style-name="Default_20_Paragraph_20_Font"><text:span text:style-name="T1">- </text:span></text:span><text:span text:style-name="Default_20_Paragraph_20_Font"><text:span text:style-name="T2">focus : GameObject*</text:span></text:span></text:p>
          </table:table-cell>
        </table:table-row>
      </table:table>
      <text:p text:style-name="P32"/>
      <text:p text:style-name="P27"><text:span text:style-name="Default_20_Paragraph_20_Font"><text:span text:style-name="T4"><text:tab/></text:span></text:span><text:span text:style-name="Default_20_Paragraph_20_Font"><text:span text:style-name="T5">Independente da perspectiva - primeira pessoa, terceira pessoa, top-down - jogos tentam criar a ilusão de que há um observador na cena, e que vemos o jogo pelos olhos dele.</text:span></text:span></text:p>
      <text:p text:style-name="P24"><text:tab/></text:p>
      <text:p text:style-name="P24"><text:tab/>Para alcançar essa ilusão, manteremos a posição desse observador hipotético guardada em algum lugar, e comunicamos ou deixamos acessível aos objetos da cena. Assim, cada pode se renderizar e se atualizar levando em consideração o deslocamento da câmera.</text:p>
      <text:p text:style-name="P33"><text:soft-page-break/><text:span text:style-name="Default_20_Paragraph_20_Font"><text:span text:style-name="T18"><draw:frame draw:style-name="fr2" draw:name="Picture 1" text:anchor-type="as-char" svg:y="0in" svg:width="6in" style:rel-width="scale" svg:height="6.2811in" style:rel-height="scale" draw:z-index="1"><draw:object-ole xlink:href="./Object 2" xlink:type="simple" xlink:show="embed" xlink:actuate="onLoad"/><draw:image xlink:href="./ObjectReplacements/Object 2" xlink:type="simple" xlink:show="embed" xlink:actuate="onLoad"/></draw:frame></text:span></text:span></text:p>
      <text:p text:style-name="P34">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35"/>
      <text:p text:style-name="P35"><text:span text:style-name="Default_20_Paragraph_20_Font"><text:span text:style-name="T19">(Momento filosófico..) Às vezes, dependendo do jogo, pode ser mais conveniente manter os valores da câmera fixos e os objetos do mundo se moverem. Em outros casos, manter os objetos fixos e a câmera mover. </text:span></text:span></text:p>
      <text:p text:style-name="P16"/>
      <text:p text:style-name="P16"/>
      <text:p text:style-name="P16"/>
      <text:p text:style-name="P16"><text:soft-page-break/>&gt; Follow (newFocus : GameObject*)</text:p>
      <text:p text:style-name="P16"/>
      <text:p text:style-name="P27"><text:span text:style-name="Default_20_Paragraph_20_Font"><text:span text:style-name="T6"><text:tab/></text:span></text:span><text:span text:style-name="Default_20_Paragraph_20_Font"><text:span text:style-name="T5">Seta um novo ‘foco’ para a câmera, que é um GameObject a ser seguido por ela.</text:span></text:span></text:p>
      <text:p text:style-name="P16"/>
      <text:p text:style-name="P16">&gt; Unfollow () : void</text:p>
      <text:p text:style-name="P16"/>
      <text:p text:style-name="P27"><text:span text:style-name="Default_20_Paragraph_20_Font"><text:span text:style-name="T6"><text:tab/></text:span></text:span><text:span text:style-name="Default_20_Paragraph_20_Font"><text:span text:style-name="T5">Atribui nullptr ao foco.</text:span></text:span></text:p>
      <text:p text:style-name="P16"/>
      <text:p text:style-name="P16">&gt; Update (dt : float) : void</text:p>
      <text:p text:style-name="P16"/>
      <text:p text:style-name="P27"><text:span text:style-name="Default_20_Paragraph_20_Font"><text:span text:style-name="T6"><text:tab/></text:span></text:span><text:span text:style-name="Default_20_Paragraph_20_Font"><text:span text:style-name="T5">Se a câmera tiver um foco, faremos com que ele fique centralizado na tela. Nesse caso, o movimento independe de dt, depende apenas do tamanho da tela.</text:span></text:span></text:p>
      <text:p text:style-name="P24"/>
      <text:p text:style-name="P9">Se não houver um foco, devemos responder ao input: Setamos a velocidade da câmera de acordo com dt e com as teclas pressionadas, e somamos à posição.</text:p>
      <text:p text:style-name="P24"/>
      <text:p text:style-name="P24"><text:tab/>Perceba que, apesar de simples, se codificada dessa forma a câmera pode operar de três maneiras: chamando Update com foco, chamando sem foco, e setando as coordenadas diretamente em State, sem chamar Update. Usaremos a câmera sem foco, por enquanto. Em State::Update, chame o update da câmera, e em State::Render, passe as coordenadas da câmera para o TileMap, e teste se ele se move corretamente.</text:p>
      <text:p text:style-name="P24"/>
      <text:p text:style-name="P24"><text:tab/>Se estiver, bom! Mas ainda estamos com as Faces numa posição fixa na tela. Faça três adaptações: Primeiro, faça a renderização deles levar em consideração a posição da câmera. Segundo, em Update, quando for checar se a Face foi clicada, compense o deslocamento da câmera nas coordenadas do mouse - O InputManager nos dá as coordenadas da tela, não do mundo. Terceiro, em State::AddObject, também leve em consideração a câmera na hora de posicionar as Faces.</text:p>
      <text:p text:style-name="P24"/>
      <text:p text:style-name="P24"><text:tab/>Obs: Quando usarmos um foco, tome cuidado com o objeto que você escolher: Se ele for deletado antes de a câmera parar de segui-lo, o programa vai crashar.</text:p>
      <text:p text:style-name="P24"/>
      <text:p text:style-name="P36"><text:soft-page-break/></text:p>
      <text:p text:style-name="P37"><text:span text:style-name="Default_20_Paragraph_20_Font"><text:span text:style-name="T20"><text:tab/></text:span></text:span><text:span text:style-name="Default_20_Paragraph_20_Font"><text:span text:style-name="T21">4. CameraFollower</text:span></text:span></text:p>
      <text:p text:style-name="P38"/>
      <table:table table:name="Table3" table:style-name="Table3">
        <table:table-column table:style-name="Table3.A"/>
        <table:table-row table:style-name="Table3.1">
          <table:table-cell table:style-name="Table3.A1" office:value-type="string">
            <text:p text:style-name="P4">CameraFollower (herda de Component)</text:p>
          </table:table-cell>
        </table:table-row>
        <table:table-row table:style-name="Table3.2">
          <table:table-cell table:style-name="Table3.A2" office:value-type="string">
            <text:p text:style-name="P5"/>
            <text:p text:style-name="P6"><text:span text:style-name="Default_20_Paragraph_20_Font"><text:span text:style-name="T1">+ CameraFollower (go : GameObject&amp;)</text:span></text:span></text:p>
            <text:p text:style-name="P5"/>
            <text:p text:style-name="P6"><text:span text:style-name="Default_20_Paragraph_20_Font"><text:span text:style-name="T1">+ Update (dt : float) : void</text:span></text:span></text:p>
            <text:p text:style-name="P6"><text:span text:style-name="Default_20_Paragraph_20_Font"><text:span text:style-name="T1">+ Render () : void</text:span></text:span></text:p>
            <text:p text:style-name="P6"><text:span text:style-name="Default_20_Paragraph_20_Font"><text:span text:style-name="T1">+ Is (type : std::string) : bool</text:span></text:span></text:p>
            <text:p text:style-name="P5"/>
          </table:table-cell>
        </table:table-row>
      </table:table>
      <text:p text:style-name="P39"/>
      <text:p text:style-name="P6"><text:span text:style-name="Default_20_Paragraph_20_Font"><text:span text:style-name="T21"><text:tab/></text:span></text:span><text:span text:style-name="Default_20_Paragraph_20_Font"><text:span text:style-name="T5">Se você mover a câmera para além do tilemap, pode-se observar um efeito indesejado. A imagem fica repetida sobre um pedaço de si mesma. Isso acontece porquê não estamos limpando o render anterior, na verdade estamos sempre renderizando por cima do frame anterior. Nós queremos que seja sempre por cima de uma imagem, a ocean.jpg, lembra?</text:span></text:span></text:p>
      <text:p text:style-name="P6"/>
      <text:p text:style-name="P15"><text:tab/>Mas nós já a adicionamos. Onde ela está? Bom, como Sprite é componente e fica num gameObject, este fica fixo no mapa. Isso é desejável para objetos, mas não para imagens de fundo e elementos de UI. Para resolver isso, basta criarmos o componente CameraFollower. A única coisa que precisa fazer é no Update fazer com que a posição de seu gameObject associado seja igual à posição da câmera.</text:p>
      <text:p text:style-name="P15"/>
      <text:p text:style-name="P15"><text:tab/>Adicione esse componente ao gameObject que contêm a Sprite de fundo e voilà!</text:p>
      <text:p text:style-name="P40"/>
      <text:p text:style-name="P22"><text:span text:style-name="Default_20_Paragraph_20_Font"><text:span text:style-name="T20">5. TileMap: Parallax Scrolling (extra)</text:span></text:span></text:p>
      <text:p text:style-name="P41"/>
      <text:p text:style-name="P37"><text:span text:style-name="Default_20_Paragraph_20_Font"><text:span text:style-name="T5"><text:tab/>(+1,0 ponto): Implemente Parallax Scrolling no seu jogo (com a renderização das camadas na hora certa). Ver explicação em sala.</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line-height="100%" fo:hyphenation-ladder-count="no-limit" fo:hyphenation-keep="auto" loext:hyphenation-keep-type="column"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use-window-font-color="true" loext:opacity="0%"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2-06T00:25:00Z</meta:creation-date>
    <dc:date>2024-10-06T19:38:50.324000000</dc:date>
    <meta:editing-cycles>53</meta:editing-cycles>
    <meta:editing-duration>PT8H32M24S</meta:editing-duration>
    <meta:document-statistic meta:table-count="3" meta:image-count="0" meta:object-count="2" meta:page-count="11" meta:paragraph-count="134" meta:word-count="2243" meta:character-count="13348" meta:non-whitespace-character-count="11120"/>
    <meta:template xlink:type="simple" xlink:actuate="onRequest" xlink:title="" xlink:href="Normal.dotm"/>
  </office:meta>
</office:document-meta>
</file>

<file path=Object 1/content.xml><?xml version="1.0" encoding="utf-8"?>
<math xmlns="http://www.w3.org/1998/Math/MathML" display="block">
  <semantics>
    <mtable>
      <mtr>
        <mtd>
          <mi>X</mi>
        </mtd>
      </mtr>
      <mtr>
        <mtd>
          <mrow/>
        </mtd>
      </mtr>
      <mtr>
        <mtd>
          <msub>
            <mi>X</mi>
            <mn>0</mn>
          </msub>
        </mtd>
      </mtr>
      <mtr>
        <mtd>
          <mrow>
            <mrow>
              <mo stretchy="false">+</mo>
              <mrow/>
            </mrow>
            <msub>
              <mi>v</mi>
              <mn>0</mn>
            </msub>
          </mrow>
        </mtd>
      </mtr>
      <mtr>
        <mtd>
          <mrow/>
        </mtd>
      </mtr>
      <mtr>
        <mtd>
          <mi>Δ</mi>
        </mtd>
      </mtr>
      <mtr>
        <mtd>
          <mi>t</mi>
        </mtd>
      </mtr>
      <mtr>
        <mtd>
          <mrow>
            <mrow>
              <mo stretchy="false">+</mo>
              <mrow/>
            </mrow>
            <mfrac>
              <mrow>
                <mi>a</mi>
                <mo stretchy="false">∗</mo>
                <msup>
                  <mrow>
                    <mi>Δ</mi>
                    <mi>t</mi>
                  </mrow>
                  <mn>2</mn>
                </msup>
              </mrow>
              <mn>2</mn>
            </mfrac>
          </mrow>
        </mtd>
      </mtr>
    </mtable>
    <annotation encoding="StarMath 5.0">X newline = newline X _ 0 newline + newline v _ 0 newline * newline Δ newline t newline + newline { frac { { a * { Δ t } ^ 2 } } { 2 } }</annotation>
  </semantics>
</math>
</file>